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6pt" officeooo:paragraph-rsid="00145d12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6pt" style:text-underline-style="solid" style:text-underline-width="auto" style:text-underline-color="font-color" officeooo:paragraph-rsid="00145d12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6pt" fo:font-weight="bold" officeooo:paragraph-rsid="00145d12" style:font-size-asian="14pt" style:font-weight-asian="bold" style:font-size-complex="16pt" style:font-weight-complex="bold"/>
    </style:style>
    <style:style style:name="P4" style:family="paragraph" style:parent-style-name="Text_20_body">
      <style:text-properties fo:font-size="12pt" officeooo:paragraph-rsid="00145d12" style:font-size-asian="10.5pt" style:font-size-complex="12pt"/>
    </style:style>
    <style:style style:name="P5" style:family="paragraph" style:parent-style-name="Text_20_body">
      <style:text-properties fo:font-size="12pt" officeooo:paragraph-rsid="0016854b" style:font-size-asian="10.5pt" style:font-size-complex="12pt"/>
    </style:style>
    <style:style style:name="P6" style:family="paragraph" style:parent-style-name="Text_20_body">
      <style:text-properties fo:font-size="12pt" fo:font-style="normal" officeooo:paragraph-rsid="001b2655" style:font-size-asian="10.5pt" style:font-style-asian="normal" style:font-size-complex="12pt" style:font-style-complex="normal"/>
    </style:style>
    <style:style style:name="P7" style:family="paragraph" style:parent-style-name="Text_20_body">
      <style:text-properties style:font-name="Ubuntu" fo:font-size="12pt" style:text-underline-style="none" officeooo:paragraph-rsid="00145d12" style:font-size-asian="10.5pt" style:font-size-complex="12pt"/>
    </style:style>
    <style:style style:name="P8" style:family="paragraph" style:parent-style-name="Text_20_body">
      <style:text-properties officeooo:paragraph-rsid="001820a9"/>
    </style:style>
    <style:style style:name="P9" style:family="paragraph" style:parent-style-name="Text_20_body">
      <style:text-properties fo:font-size="9pt" fo:font-style="italic" officeooo:paragraph-rsid="001c6aba" style:font-size-asian="7.84999990463257pt" style:font-style-asian="italic" style:font-size-complex="9pt" style:font-style-complex="italic"/>
    </style:style>
    <style:style style:name="P10" style:family="paragraph" style:parent-style-name="Text_20_body">
      <style:paragraph-properties fo:break-before="page"/>
      <style:text-properties fo:font-size="12pt" officeooo:paragraph-rsid="0016854b" style:font-size-asian="10.5pt" style:font-size-complex="12pt"/>
    </style:style>
    <style:style style:name="P11" style:family="paragraph" style:parent-style-name="Heading_20_1">
      <style:paragraph-properties fo:break-before="page"/>
      <style:text-properties officeooo:paragraph-rsid="00145d12"/>
    </style:style>
    <style:style style:name="P12" style:family="paragraph" style:parent-style-name="Heading_20_1">
      <style:paragraph-properties fo:break-before="page"/>
      <style:text-properties style:font-name="Ubuntu" fo:font-size="20pt" style:text-underline-style="solid" style:text-underline-width="auto" style:text-underline-color="font-color" officeooo:paragraph-rsid="00145d12" style:font-size-asian="20pt" style:font-size-complex="20pt"/>
    </style:style>
    <style:style style:name="P13" style:family="paragraph" style:parent-style-name="Header">
      <style:text-properties style:font-name="Ubuntu" fo:font-style="italic" officeooo:paragraph-rsid="00135349" style:font-style-asian="italic" style:font-style-complex="italic"/>
    </style:style>
    <style:style style:name="P14" style:family="paragraph" style:parent-style-name="Footer">
      <style:paragraph-properties fo:text-align="start" style:justify-single-word="false"/>
      <style:text-properties officeooo:paragraph-rsid="001820a9"/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fo:font-size="18pt" officeooo:paragraph-rsid="00145d12" style:font-size-asian="15.75pt" style:font-size-complex="18pt"/>
    </style:style>
    <style:style style:name="P17" style:family="paragraph" style:parent-style-name="Heading_20_2">
      <style:text-properties fo:font-size="18pt" style:text-underline-style="none" officeooo:paragraph-rsid="00145d12" style:font-size-asian="15.75pt" style:font-size-complex="18pt"/>
    </style:style>
    <style:style style:name="P18" style:family="paragraph" style:parent-style-name="Heading_20_2">
      <style:text-properties fo:font-size="18pt" fo:font-style="italic" style:text-underline-style="none" officeooo:paragraph-rsid="001820a9" style:font-size-asian="15.75pt" style:font-style-asian="italic" style:font-size-complex="18pt" style:font-style-complex="italic"/>
    </style:style>
    <style:style style:name="P19" style:family="paragraph" style:parent-style-name="Heading_20_2">
      <style:text-properties officeooo:paragraph-rsid="0015f7f7"/>
    </style:style>
    <style:style style:name="P20" style:family="paragraph" style:parent-style-name="Heading_20_2">
      <style:text-properties officeooo:paragraph-rsid="001820a9"/>
    </style:style>
    <style:style style:name="P21" style:family="paragraph" style:parent-style-name="Heading_20_2">
      <style:text-properties officeooo:paragraph-rsid="001b2655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able_20_Contents">
      <style:text-properties fo:font-size="12pt" style:font-size-asian="10.5pt" style:font-size-complex="12pt"/>
    </style:style>
    <style:style style:name="P25" style:family="paragraph" style:parent-style-name="Table_20_Contents">
      <style:text-properties fo:font-size="12pt" officeooo:paragraph-rsid="001b2655" style:font-size-asian="10.5pt" style:font-size-complex="12pt"/>
    </style:style>
    <style:style style:name="P26" style:family="paragraph" style:parent-style-name="Table_20_Contents">
      <style:text-properties style:font-name="Ubuntu" fo:font-size="12pt" fo:font-weight="bold" officeooo:paragraph-rsid="001b2655" style:font-size-asian="10.5pt" style:font-weight-asian="bold" style:font-size-complex="12pt" style:font-weight-complex="bold"/>
    </style:style>
    <style:style style:name="P27" style:family="paragraph" style:parent-style-name="Table_20_Contents">
      <style:text-properties style:font-name="Ubuntu" fo:font-size="12pt" officeooo:paragraph-rsid="001c6aba" style:font-size-asian="10.5pt" style:font-size-complex="12pt"/>
    </style:style>
    <style:style style:name="T1" style:family="text">
      <style:text-properties officeooo:rsid="00135349"/>
    </style:style>
    <style:style style:name="T2" style:family="text">
      <style:text-properties officeooo:rsid="00145d12"/>
    </style:style>
    <style:style style:name="T3" style:family="text">
      <style:text-properties fo:font-weight="normal" officeooo:rsid="00145d12" style:font-weight-asian="normal" style:font-weight-complex="normal"/>
    </style:style>
    <style:style style:name="T4" style:family="text">
      <style:text-properties style:font-name="Ubuntu" fo:font-size="20pt" style:text-underline-style="solid" style:text-underline-width="auto" style:text-underline-color="font-color" fo:font-weight="normal" officeooo:rsid="00145d12" style:font-size-asian="20pt" style:font-weight-asian="normal" style:font-size-complex="20pt" style:font-weight-complex="normal"/>
    </style:style>
    <style:style style:name="T5" style:family="text">
      <style:text-properties style:font-name="Ubuntu" fo:font-weight="normal" officeooo:rsid="00145d12" style:font-weight-asian="normal" style:font-weight-complex="normal"/>
    </style:style>
    <style:style style:name="T6" style:family="text">
      <style:text-properties style:font-name="Ubuntu" fo:font-weight="normal" officeooo:rsid="001820a9" style:font-weight-asian="normal" style:font-weight-complex="normal"/>
    </style:style>
    <style:style style:name="T7" style:family="text">
      <style:text-properties style:font-name="Ubuntu" style:text-underline-style="none" fo:font-weight="normal" officeooo:rsid="00145d12" style:font-weight-asian="normal" style:font-weight-complex="normal"/>
    </style:style>
    <style:style style:name="T8" style:family="text">
      <style:text-properties style:font-name="Ubuntu" style:text-underline-style="none" fo:font-weight="normal" officeooo:rsid="0016854b" style:font-weight-asian="normal" style:font-weight-complex="normal"/>
    </style:style>
    <style:style style:name="T9" style:family="text">
      <style:text-properties style:font-name="Ubuntu" style:text-underline-style="none" fo:font-weight="normal" officeooo:rsid="001b2655" style:font-weight-asian="normal" style:font-weight-complex="normal"/>
    </style:style>
    <style:style style:name="T10" style:family="text">
      <style:text-properties style:font-name="Ubuntu" style:text-underline-style="none" fo:font-weight="normal" officeooo:rsid="001c6aba" style:font-weight-asian="normal" style:font-weight-complex="normal"/>
    </style:style>
    <style:style style:name="T11" style:family="text">
      <style:text-properties style:font-name="Ubuntu" fo:font-size="18pt" style:text-underline-style="none" fo:font-weight="normal" officeooo:rsid="0015f7f7" style:font-size-asian="15.75pt" style:font-weight-asian="normal" style:font-size-complex="18pt" style:font-weight-complex="normal"/>
    </style:style>
    <style:style style:name="T12" style:family="text">
      <style:text-properties style:font-name="Ubuntu" fo:font-size="18pt" fo:font-style="italic" style:text-underline-style="none" fo:font-weight="normal" officeooo:rsid="001820a9" style:font-size-asian="15.75pt" style:font-style-asian="italic" style:font-weight-asian="normal" style:font-size-complex="18pt" style:font-style-complex="italic" style:font-weight-complex="normal"/>
    </style:style>
    <style:style style:name="T13" style:family="text">
      <style:text-properties style:font-name="Ubuntu" fo:font-size="18pt" fo:font-style="italic" style:text-underline-style="none" fo:font-weight="normal" officeooo:rsid="001b2655" style:font-size-asian="15.75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Ubuntu" officeooo:rsid="001820a9"/>
    </style:style>
    <style:style style:name="T15" style:family="text">
      <style:text-properties style:font-name="Ubuntu" fo:font-style="italic" style:text-underline-style="none" fo:font-weight="normal" officeooo:rsid="001b2655" style:font-style-asian="italic" style:font-weight-asian="normal" style:font-style-complex="italic" style:font-weight-complex="normal"/>
    </style:style>
    <style:style style:name="T16" style:family="text">
      <style:text-properties officeooo:rsid="001b2655"/>
    </style:style>
    <style:style style:name="T17" style:family="text">
      <style:text-properties officeooo:rsid="001c6ab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2">Vorläufiger Schnittstellenentwurf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3"><text:span text:style-name="T2">Autoren:</text:span></text:p>
      <text:p text:style-name="P3"><text:span text:style-name="T2"><text:tab/><text:tab/></text:span><text:span text:style-name="T3">Kathrin Holzmann <text:tab/><text:tab/>20228</text:span></text:p>
      <text:p text:style-name="P3"><text:span text:style-name="T3"><text:tab/><text:tab/>Rainer Hihn<text:tab/><text:tab/><text:tab/>xxxxx</text:span></text:p>
      <text:p text:style-name="P3"><text:span text:style-name="T3"><text:tab/><text:tab/>Florian Rosenkranz<text:tab/><text:tab/>xxxxx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3">Inhalt</text:p>
          </text:index-title>
          <text:p text:style-name="P22">Datenrahmen<text:tab/>3</text:p>
          <text:p text:style-name="P22">Server<text:tab/>4</text:p>
          <text:p text:style-name="P15">Login Thread<text:tab/>4</text:p>
          <text:p text:style-name="P15">Client Thread<text:tab/>4</text:p>
          <text:p text:style-name="P22">Client<text:tab/>5</text:p>
          <text:p text:style-name="P15">Command Thread<text:tab/>5</text:p>
          <text:p text:style-name="P15">Fragenwechsel Thread<text:tab/>5</text:p>
          <text:p text:style-name="P15">Listener Thread<text:tab/>5</text:p>
        </text:index-body>
      </text:table-of-content>
      <text:p text:style-name="P3"><text:span text:style-name="T3"/></text:p>
      <text:h text:style-name="P12" text:outline-level="1"><text:span text:style-name="T3">Datenrahmen</text:span></text:h>
      <text:p text:style-name="P7"><text:span text:style-name="T3"/></text:p>
      <text:h text:style-name="P12" text:outline-level="1"><text:span text:style-name="T3">Server</text:span></text:h>
      <text:h text:style-name="P18" text:outline-level="2"><text:span text:style-name="T6">Login Thread</text:span></text:h>
      <text:p text:style-name="P8"><text:span text:style-name="T12"/></text:p>
      <text:h text:style-name="P20" text:outline-level="2"><text:span text:style-name="T12">Client Thread</text:span></text:h>
      <text:p text:style-name="P8"><text:span text:style-name="T12"/></text:p>
      <text:h text:style-name="P21" text:outline-level="2"><text:span text:style-name="T13">Loader</text:span></text:h>
      <text:p text:style-name="P6"><text:span text:style-name="T9">Erhält durch den Client Thread Loader Kommandos </text:span><text:span text:style-name="T10">und führt eine Aktion mit anschließendem Reply aus.</text:span></text:p>
      <text:p text:style-name="P6"><text:span text:style-name="T9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<text:span text:style-name="T16">Kommando</text:span></text:p>
          </table:table-cell>
          <table:table-cell table:style-name="Table1.B1" office:value-type="string">
            <text:p text:style-name="P26"><text:span text:style-name="T16">Bedeutung</text:span></text:p>
          </table:table-cell>
        </table:table-row>
        <table:table-row>
          <table:table-cell table:style-name="Table1.A2" office:value-type="string">
            <text:p text:style-name="P27"><text:span text:style-name="T17">LOAD</text:span></text:p>
          </table:table-cell>
          <table:table-cell table:style-name="Table1.B2" office:value-type="string">
            <text:p text:style-name="P27"><text:span text:style-name="T17">Fragenkatalog in den Shared Memory Laden</text:span></text:p>
          </table:table-cell>
        </table:table-row>
        <table:table-row>
          <table:table-cell table:style-name="Table1.A2" office:value-type="string">
            <text:p text:style-name="P27"><text:span text:style-name="T17">BROWSE</text:span></text:p>
          </table:table-cell>
          <table:table-cell table:style-name="Table1.B2" office:value-type="string">
            <text:p text:style-name="P27"><text:span text:style-name="T17">Liste aller Fragenkataloge auf der Standardausgabe ausgeben</text:span></text:p>
          </table:table-cell>
        </table:table-row>
      </table:table>
      <text:p text:style-name="P9"><text:span text:style-name="T10">Übernommen aus “Systemprogrammierung unter Linux, Client- Server Projekt Multiplayer Quiz” Seite 8</text:span></text:p>
      <text:h text:style-name="P11" text:outline-level="1"><text:span text:style-name="T4">Client</text:span></text:h>
      <text:h text:style-name="P17" text:outline-level="2"><text:span text:style-name="T5">Command Thread</text:span></text:h>
      <text:p text:style-name="P4"><text:span text:style-name="T7">Hierüber läuft jeglicher Kommandoaustausch zwischen dem Client und dem Server.</text:span></text:p>
      <text:p text:style-name="P4"><text:span text:style-name="T7"/></text:p>
      <text:h text:style-name="P16" text:outline-level="2"><text:span text:style-name="T7">Fragenwechsel Thread</text:span></text:h>
      <text:p text:style-name="P5"><text:span text:style-name="T8">Verantwortlich für die Wartezeit und das Anfordern neuer Fragen.</text:span></text:p>
      <text:h text:style-name="P19" text:outline-level="2"><text:span text:style-name="T11">Listener Thread</text:span></text:h>
      <text:p text:style-name="P5"><text:span text:style-name="T8">Achtet auf Aktionen des Users.</text:span></text:p>
      <text:p text:style-name="P5"><text:span text:style-name="T8"/></text:p>
      <text:p text:style-name="P10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Ubuntu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Ubuntu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tyle="italic" officeooo:paragraph-rsid="00135349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officeooo:paragraph-rsid="001820a9"/>
    </style:style>
    <style:style style:name="MT1" style:family="text">
      <style:text-properties officeooo:rsid="00135349"/>
    </style:style>
    <style:style style:name="MT2" style:family="text">
      <style:text-properties style:font-name="Ubuntu" officeooo:rsid="001820a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ystemprogrammierung SS11<text:tab/><text:tab/></text:span><text:span text:style-name="MT1"><text:date style:data-style-name="N80" text:date-value="2011-03-22T11:59:02.99" text:fixed="true">22. Mar. 2011</text:date></text:span></text:p>
      </style:header>
      <style:footer>
        <text:p text:style-name="MP2"><text:span text:style-name="MT2">Kathrin Holzmann</text:span></text:p>
        <text:p text:style-name="MP2"><text:span text:style-name="MT2">Rainer Hihn</text:span></text:p>
        <text:p text:style-name="MP2"><text:span text:style-name="MT2">Florian Rosenkranz<text:tab/><text:tab/></text:span><text:page-number text:select-page="current" text:page-adjust="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rin Holzmann</meta:initial-creator>
    <meta:creation-date>2011-03-22T11:40:03</meta:creation-date>
    <dc:date>2011-03-22T12:32:24</dc:date>
    <dc:creator>Kathrin Holzmann</dc:creator>
    <meta:editing-duration>PT00H21M40S</meta:editing-duration>
    <meta:editing-cycles>5</meta:editing-cycles>
    <meta:generator>OpenOffice.org/3.2$Linux OpenOffice.org_project/320m19$Build-9505</meta:generator>
    <meta:document-statistic meta:table-count="1" meta:image-count="0" meta:object-count="0" meta:page-count="6" meta:paragraph-count="38" meta:word-count="126" meta:character-count="915"/>
  </office:meta>
</office:document-meta>
</file>